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9D80000129CA8A5EA01.svm"/>
  <manifest:file-entry manifest:media-type="" manifest:full-path="Pictures/20000007000052B0000022F07264487B.svm"/>
  <manifest:file-entry manifest:media-type="" manifest:full-path="Pictures/20000007000040CE00003BA34C40209C.svm"/>
  <manifest:file-entry manifest:media-type="" manifest:full-path="Pictures/20000007000025EF00000EAE7DF4688B.svm"/>
  <manifest:file-entry manifest:media-type="" manifest:full-path="Pictures/200000070000211400001A412F15CFA9.svm"/>
  <manifest:file-entry manifest:media-type="" manifest:full-path="Pictures/2000000700000C9D00000561335D4D7A.svm"/>
  <manifest:file-entry manifest:media-type="" manifest:full-path="Pictures/2000000700001ECE00001AC6B3B3C952.svm"/>
  <manifest:file-entry manifest:media-type="" manifest:full-path="Pictures/2000000700002C0800002DCA644C880C.svm"/>
  <manifest:file-entry manifest:media-type="" manifest:full-path="Pictures/200000070000183000000FB7A13B1330.svm"/>
  <manifest:file-entry manifest:media-type="" manifest:full-path="Pictures/2000000700002FDB000026594983E700.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16.999cm" style:rel-column-width="65535*"/>
    </style:style>
    <style:style style:name="Tabela1.A1" style:family="table-cell">
      <style:table-cell-properties fo:padding="0.097cm" fo:border="0.002cm solid #000000"/>
    </style:style>
    <style:style style:name="Tabela1.A2" style:family="table-cell">
      <style:table-cell-properties fo:padding="0.097cm" fo:border-left="0.002cm solid #000000" fo:border-right="0.002cm solid #000000" fo:border-top="none" fo:border-bottom="0.002cm solid #000000"/>
    </style:style>
    <style:style style:name="Tabela2" style:family="table">
      <style:table-properties style:width="16.999cm" table:align="margins"/>
    </style:style>
    <style:style style:name="Tabela2.A" style:family="table-column">
      <style:table-column-properties style:column-width="16.999cm" style:rel-column-width="9637*"/>
    </style:style>
    <style:style style:name="Tabela2.A1" style:family="table-cell">
      <style:table-cell-properties fo:padding="0.097cm" fo:border="0.002cm solid #000000"/>
    </style:style>
    <style:style style:name="Tabela2.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Verdana" fo:language="en" fo:country="US" style:language-asian="zxx" style:country-asian="none" style:language-complex="zxx" style:country-complex="none"/>
    </style:style>
    <style:style style:name="P2" style:family="paragraph" style:parent-style-name="Standard">
      <style:paragraph-properties fo:text-align="center" style:justify-single-word="false"/>
      <style:text-properties style:font-name="Verdana" fo:language="en" fo:country="US" style:language-asian="zxx" style:country-asian="none" style:language-complex="zxx" style:country-complex="none"/>
    </style:style>
    <style:style style:name="P3" style:family="paragraph" style:parent-style-name="Standard">
      <style:paragraph-properties fo:text-align="start" style:justify-single-word="false"/>
      <style:text-properties style:font-name="Verdana" fo:language="en" fo:country="US" style:language-asian="zxx" style:country-asian="none" style:language-complex="zxx" style:country-complex="none"/>
    </style:style>
    <style:style style:name="P4" style:family="paragraph" style:parent-style-name="Standard">
      <style:text-properties style:font-name="Verdana" fo:language="en" fo:country="US" fo:font-weight="bold" style:language-asian="zxx" style:country-asian="none" style:font-weight-asian="bold" style:language-complex="zxx" style:country-complex="none" style:font-weight-complex="bold"/>
    </style:style>
    <style:style style:name="P5" style:family="paragraph" style:parent-style-name="Standard">
      <style:text-properties style:font-name="Verdana" fo:language="en" fo:country="US" fo:font-weight="normal" style:language-asian="zxx" style:country-asian="none" style:font-weight-asian="normal" style:language-complex="zxx" style:country-complex="none" style:font-weight-complex="normal"/>
    </style:style>
    <style:style style:name="P6" style:family="paragraph" style:parent-style-name="Standard">
      <style:paragraph-properties fo:text-align="center" style:justify-single-word="false"/>
      <style:text-properties style:font-name="Verdana" fo:language="en" fo:country="US" fo:font-weight="normal" style:language-asian="zxx" style:country-asian="none" style:font-weight-asian="normal" style:language-complex="zxx" style:country-complex="none" style:font-weight-complex="normal"/>
    </style:style>
    <style:style style:name="P7" style:family="paragraph" style:parent-style-name="Text_20_body">
      <style:paragraph-properties fo:text-align="center" style:justify-single-word="false" fo:break-before="page"/>
      <style:text-properties style:font-name="Verdana" fo:language="en" fo:country="US" style:language-asian="zxx" style:country-asian="none" style:language-complex="zxx" style:country-complex="none"/>
    </style:style>
    <style:style style:name="P8" style:family="paragraph" style:parent-style-name="Standard">
      <style:paragraph-properties fo:break-before="page"/>
      <style:text-properties style:font-name="Verdana" fo:language="en" fo:country="US" style:language-asian="zxx" style:country-asian="none" style:language-complex="zxx" style:country-complex="none"/>
    </style:style>
    <style:style style:name="P9" style:family="paragraph" style:parent-style-name="Standard">
      <style:paragraph-properties fo:break-before="page"/>
      <style:text-properties style:font-name="Verdana" fo:language="en" fo:country="US" fo:font-weight="bold" style:language-asian="zxx" style:country-asian="none" style:font-weight-asian="bold" style:language-complex="zxx" style:country-complex="none" style:font-weight-complex="bold"/>
    </style:style>
    <style:style style:name="P10" style:family="paragraph" style:parent-style-name="Standard">
      <style:paragraph-properties fo:break-before="page"/>
      <style:text-properties style:font-name="Verdana" fo:language="en" fo:country="US" fo:font-weight="normal" style:language-asian="zxx" style:country-asian="none" style:font-weight-asian="normal" style:language-complex="zxx" style:country-complex="none" style:font-weight-complex="normal"/>
    </style:style>
    <style:style style:name="P11" style:family="paragraph" style:parent-style-name="Text_20_body">
      <style:text-properties style:font-name="Verdana"/>
    </style:style>
    <style:style style:name="P12" style:family="paragraph" style:parent-style-name="Text_20_body">
      <style:text-properties style:font-name="Verdana" fo:language="en" fo:country="US" style:language-asian="zxx" style:country-asian="none" style:language-complex="zxx" style:country-complex="none"/>
    </style:style>
    <style:style style:name="P13" style:family="paragraph" style:parent-style-name="Text_20_body">
      <style:paragraph-properties fo:text-align="center" style:justify-single-word="false"/>
      <style:text-properties style:font-name="Verdana" fo:language="en" fo:country="US" style:language-asian="zxx" style:country-asian="none" style:language-complex="zxx" style:country-complex="none"/>
    </style:style>
    <style:style style:name="P14" style:family="paragraph" style:parent-style-name="Text_20_body">
      <style:paragraph-properties fo:text-align="start" style:justify-single-word="false"/>
      <style:text-properties style:font-name="Verdana" fo:language="en" fo:country="US" style:language-asian="zxx" style:country-asian="none" style:language-complex="zxx" style:country-complex="none"/>
    </style:style>
    <style:style style:name="P15" style:family="paragraph" style:parent-style-name="Text_20_body" style:list-style-name="L1">
      <style:text-properties style:font-name="Verdana"/>
    </style:style>
    <style:style style:name="P16" style:family="paragraph" style:parent-style-name="Text_20_body">
      <style:text-properties style:font-name="Verdana" fo:font-size="6pt" style:font-size-asian="6pt" style:font-size-complex="6pt"/>
    </style:style>
    <style:style style:name="P17" style:family="paragraph" style:parent-style-name="Text_20_body">
      <style:text-properties style:font-name="Verdana" fo:font-size="12pt" style:font-size-asian="12pt" style:font-size-complex="12pt"/>
    </style:style>
    <style:style style:name="P18" style:family="paragraph" style:parent-style-name="Heading_20_1">
      <style:text-properties fo:language="en" fo:country="US" style:language-asian="zxx" style:country-asian="none" style:language-complex="zxx" style:country-complex="none"/>
    </style:style>
    <style:style style:name="P19" style:family="paragraph" style:parent-style-name="Heading_20_1">
      <style:paragraph-properties fo:break-before="page"/>
    </style:style>
    <style:style style:name="P20" style:family="paragraph" style:parent-style-name="Table_20_Contents">
      <style:text-properties style:font-name="Verdana" fo:font-size="12pt" style:font-size-asian="12pt" style:font-size-complex="12pt"/>
    </style:style>
    <style:style style:name="P21" style:family="paragraph" style:parent-style-name="Table_20_Contents">
      <style:text-properties style:font-name="Verdana" fo:font-size="10pt" fo:font-weight="bold" style:font-size-asian="10pt" style:font-weight-asian="bold" style:font-size-complex="10pt" style:font-weight-complex="bold"/>
    </style:style>
    <style:style style:name="P22" style:family="paragraph" style:parent-style-name="Table_20_Contents">
      <style:text-properties style:font-name="Verdana" fo:font-size="10pt" style:font-size-asian="10pt" style:font-size-complex="10pt"/>
    </style:style>
    <style:style style:name="P23" style:family="paragraph" style:parent-style-name="Table_20_Contents">
      <style:text-properties style:font-name="Verdana"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position="super 58%"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1. DAC</text:h>
      <text:p text:style-name="P12">This device is using AD9117 dual 14 bit DAC. The digital data is provided using a parallel digital input port.</text:p>
      <text:p text:style-name="P13">AD9117 Pin Configuration</text:p>
      <text:p text:style-name="P13"><draw:frame draw:style-name="fr1" draw:name="grafika1" text:anchor-type="paragraph" svg:width="11.271cm" svg:height="11.723cm" draw:z-index="0"><draw:image xlink:href="Pictures/2000000700002C0800002DCA644C880C.svm" xlink:type="simple" xlink:show="embed" xlink:actuate="onLoad"/></draw:frame></text:p>
      <text:p text:style-name="P14">Supply voltage can be in range from 1.8 to 3.3V, in this project it is power from 3.3V. The clock supply is also be power from 3.3V rail. Additionaly the internal LDO will be used to provide 1.8V for the digital core – so the DVDD pin will be baypass with an 1uF capacitor.</text:p>
      <text:p text:style-name="P14">A clock signal is generated using a SIT5002 100MHz CMOS clock generator. The clock ic electrical characteristics are shown bellow. The DAC also requires and DCLKIO signal which transition indicates that the IC can read the data from its inputs – the edge indicates to which DAC the input data will be send. The DCLKIO signal will be provided out of the microcontroller.</text:p>
      <text:p text:style-name="P14"/>
      <text:p text:style-name="P7">SI5002 Electrical characteristics</text:p>
      <text:p text:style-name="P14"><draw:frame draw:style-name="fr2" draw:name="grafika2" text:anchor-type="paragraph" svg:width="14.945cm" svg:height="13.772cm" draw:z-index="1"><draw:image xlink:href="Pictures/20000007000040CE00003BA34C40209C.svm" xlink:type="simple" xlink:show="embed" xlink:actuate="onLoad"/></draw:frame></text:p>
      <text:p text:style-name="P1">The AD9117 is a current DAC and it has a build in internal 62.5Ohm resistor on RLQN and RLQP (for the second chanel those pins are RLIP and RLIN). Tying the output signal to those pins will make the DAC work as a voltage output DAC. This project will include a high speed amplifier on the DAC output to buffer the output signal. The output configuration will be describe below.</text:p>
      <text:p text:style-name="P1"/>
      <text:p text:style-name="P5">A SPI is used to configure the DAC, this interace consists of Chip Select pin (CS), <text:s/>clock (SCLK) and data input and output pin (SDIO). After a reset the AD9117 is set at MSB first write (the communication schema is shown bellow). The ic can also be set to operate without ever writing to the serial port but this configuration will not be used in this project.</text:p>
      <text:p text:style-name="P5"/>
      <text:p text:style-name="P6"><draw:frame draw:style-name="fr3" draw:name="grafika8" text:anchor-type="paragraph" svg:x="4.233cm" svg:y="0.75cm" svg:width="9.139cm" svg:height="2.946cm" draw:z-index="7"><draw:image xlink:href="Pictures/20000007000025EF00000EAE7DF4688B.svm" xlink:type="simple" xlink:show="embed" xlink:actuate="onLoad"/></draw:frame>Communication schema:</text:p>
      <text:p text:style-name="P4"/>
      <text:p text:style-name="P10">This project will use only one supply voltage – 3.3V, the DAC has a build in LDO which will generate 1.8V for the digital core. Using the LDO requires a 10uF capacitor on the DVDD pin. </text:p>
      <text:p text:style-name="P9">Output Op Amp configuration:</text:p>
      <text:p text:style-name="P1">The output of the DAC is pass through and AD8021 200MHz (G=-1) op amp in a configuration shown below. It is based on AD9117 Figure 103. The Rs resistors should be set to 0Ohm according to the datasheet. The R_FB and RB are set to 10kOhm so the whole op amp will work as an buffer with the peak value equal to 2*Vref according to formula shown bellow:</text:p>
      <text:p text:style-name="P2"><draw:frame draw:style-name="fr4" draw:name="grafika7" text:anchor-type="paragraph" svg:width="3.23cm" svg:height="1.378cm" draw:z-index="5"><draw:image xlink:href="Pictures/2000000700000C9D00000561335D4D7A.svm" xlink:type="simple" xlink:show="embed" xlink:actuate="onLoad"/></draw:frame>Single-Supply configuration from AD9117 datasheet</text:p>
      <text:p text:style-name="P1"><draw:frame draw:style-name="fr5" draw:name="grafika6" text:anchor-type="paragraph" svg:y="0.303cm" svg:width="5.509cm" svg:height="3.734cm" draw:z-index="6"><draw:image xlink:href="Pictures/20000007000019D80000129CA8A5EA01.svm" xlink:type="simple" xlink:show="embed" xlink:actuate="onLoad"/></draw:frame></text:p>
      <text:p text:style-name="P1"/>
      <text:p text:style-name="P2">Output amplifier configuration</text:p>
      <text:p text:style-name="P2"><draw:frame draw:style-name="fr2" draw:name="grafika3" text:anchor-type="paragraph" svg:width="16.508cm" svg:height="6.696cm" draw:z-index="2"><draw:image xlink:href="Pictures/20000007000052B0000022F07264487B.svm" xlink:type="simple" xlink:show="embed" xlink:actuate="onLoad"/></draw:frame></text:p>
      <text:p text:style-name="P2"/>
      <text:p text:style-name="P3"><text:tab/>AD8021 connection diagram<text:tab/><text:tab/> <text:s text:c="3"/>AD8021 frequency response</text:p>
      <text:p text:style-name="P1"><draw:frame draw:style-name="fr3" draw:name="grafika4" text:anchor-type="paragraph" svg:x="1.169cm" svg:y="1.087cm" svg:width="6.191cm" svg:height="4.023cm" draw:z-index="3"><draw:image xlink:href="Pictures/200000070000183000000FB7A13B1330.svm" xlink:type="simple" xlink:show="embed" xlink:actuate="onLoad"/></draw:frame><draw:frame draw:style-name="fr3" draw:name="grafika5" text:anchor-type="paragraph" svg:x="8.407cm" svg:y="0cm" svg:width="7.886cm" svg:height="6.854cm" draw:z-index="4"><draw:image xlink:href="Pictures/2000000700001ECE00001AC6B3B3C952.svm" xlink:type="simple" xlink:show="embed" xlink:actuate="onLoad"/></draw:frame></text:p>
      <text:h text:style-name="P19" text:outline-level="1">DAC initialization</text:h>
      <text:p text:style-name="P11">To make the DAC module work properly in this projects its registers are set to:</text:p>
      <text:list xml:id="list2285982083744403125" text:style-name="L1">
        <text:list-item>
          <text:p text:style-name="P15">SPI Control</text:p>
          <text:p text:style-name="P15">No change, this settings affects only the communication protocol.</text:p>
        </text:list-item>
        <text:list-item>
          <text:p text:style-name="P15">Power Down</text:p>
          <text:p text:style-name="P15">LDOOFF[0x80] = 0. <text:s/>LDO is set on.</text:p>
          <text:p text:style-name="P15">LDOSTAT[0x40] = 1. This bit only indicates when the LDO is on.</text:p>
          <text:p text:style-name="P15">PWRDN[0x20] = 0. All analog, digital and SPI logic are power on.</text:p>
          <text:p text:style-name="P15">Q DACOFF[0x10] = 1. The Q channel is not used and its turn off.</text:p>
          <text:p text:style-name="P15">I DACOFF[0x08] = 0. The I channel is turn on.</text:p>
          <text:p text:style-name="P15">QCLKOFF[0x04] = 1. The Q channel is not used and its clock is turn off.</text:p>
          <text:p text:style-name="P15">ICLKOFF[0x02] = 0. The I channel clock is turn on.</text:p>
          <text:p text:style-name="P15">EXTREF[0x01] = 0. The internal reference is turn on.</text:p>
          <text:p text:style-name="P15">The Power Down register is set to 0x54.</text:p>
        </text:list-item>
        <text:list-item>
          <text:p text:style-name="P15">Data Control</text:p>
          <text:p text:style-name="P15">The default setting is that the I data is latched on the DCLKIO rising edge. </text:p>
        </text:list-item>
        <text:list-item>
          <text:p text:style-name="P15">I DAC Gain</text:p>
          <text:p text:style-name="P15">This registers set the full-scale current as shown on a plot below:</text:p>
        </text:list-item>
        <text:list-item>
          <text:p text:style-name="P15"><draw:frame draw:style-name="fr3" draw:name="grafika9" text:anchor-type="paragraph" svg:x="3.171cm" svg:y="0.011cm" svg:width="8.894cm" svg:height="6.787cm" draw:z-index="8"><draw:image xlink:href="Pictures/2000000700002FDB000026594983E700.svm" xlink:type="simple" xlink:show="embed" xlink:actuate="onLoad"/></draw:frame>IRSET</text:p>
          <text:p text:style-name="P15">The external 4kOhm resistor on the FSADJ pin is used to set I full-scale current output. This option is select as a default.</text:p>
        </text:list-item>
        <text:list-item>
          <text:p text:style-name="P15">IRCML</text:p>
          <text:p text:style-name="P15">The external 0Ohm resistor will be used in this project</text:p>
        </text:list-item>
        <text:list-item>
          <text:p text:style-name="P15">Q DAC Gain</text:p>
          <text:p text:style-name="P15">The Q DAC is not used</text:p>
        </text:list-item>
        <text:list-item>
          <text:p text:style-name="P15"><text:soft-page-break/>QRSET</text:p>
          <text:p text:style-name="P15">The Q DAC is not used</text:p>
        </text:list-item>
        <text:list-item>
          <text:p text:style-name="P15">QRCML</text:p>
          <text:p text:style-name="P15">The Q DAC is not used</text:p>
        </text:list-item>
        <text:list-item>
          <text:p text:style-name="P15">AUXDAC Q</text:p>
          <text:p text:style-name="P15">The Aux DAC is not used</text:p>
        </text:list-item>
        <text:list-item>
          <text:p text:style-name="P15">AUX CTLQ</text:p>
          <text:p text:style-name="P15">The AUXDAQ <text:s/>is turn off by default.</text:p>
        </text:list-item>
        <text:list-item>
          <text:p text:style-name="P15">AUXDAC I</text:p>
          <text:p text:style-name="P15">The Aux DAC is not used</text:p>
        </text:list-item>
        <text:list-item>
          <text:p text:style-name="P15">AUX CTLI</text:p>
          <text:p text:style-name="P15">The AUXDAI <text:s/>is turn off by default.</text:p>
        </text:list-item>
        <text:list-item>
          <text:p text:style-name="P15">Reference Resistor</text:p>
          <text:p text:style-name="P15">This setting affects the Vref in a way shown on a Figure below. This project will require Vref=1V, which is set by default.</text:p>
        </text:list-item>
        <text:list-item>
          <text:p text:style-name="P15"><draw:frame draw:style-name="fr3" draw:name="grafika10" text:anchor-type="paragraph" svg:x="4.265cm" svg:y="-0.115cm" svg:width="7.489cm" svg:height="5.833cm" draw:z-index="9"><draw:image xlink:href="Pictures/200000070000211400001A412F15CFA9.svm" xlink:type="simple" xlink:show="embed" xlink:actuate="onLoad"/></draw:frame>Cal Control</text:p>
          <text:p text:style-name="P15">For the initialization self-calibration will not be used.</text:p>
        </text:list-item>
        <text:list-item>
          <text:p text:style-name="P15">Call Memory </text:p>
          <text:p text:style-name="P15">This register shows the status of the callibration.</text:p>
        </text:list-item>
        <text:list-item>
          <text:p text:style-name="P15">Memory Address</text:p>
          <text:p text:style-name="P15">This registor is not needed for the initialization of the DAC.</text:p>
        </text:list-item>
        <text:list-item>
          <text:p text:style-name="P15">Memory Data</text:p>
          <text:p text:style-name="P15">This registor is not needed for the initialization of the DAC.</text:p>
        </text:list-item>
        <text:list-item>
          <text:p text:style-name="P15">CLKMODE </text:p>
          <text:p text:style-name="P15">The default settings will be used.</text:p>
        </text:list-item>
        <text:list-item>
          <text:p text:style-name="P15">Version</text:p>
          <text:p text:style-name="P15">Hardware version of the device, it can not be set.</text:p>
        </text:list-item>
      </text:list>
      <text:p text:style-name="P11"/>
      <text:h text:style-name="Heading_20_1" text:outline-level="1"><text:soft-page-break/>Code execution speed</text:h>
      <table:table table:name="Tabela1" table:style-name="Tabela1">
        <table:table-column table:style-name="Tabela1.A"/>
        <table:table-row>
          <table:table-cell table:style-name="Tabela1.A1" office:value-type="string">
            <text:p text:style-name="P16">while (1)</text:p>
            <text:p text:style-name="P16"><text:s text:c="2"/>{</text:p>
            <text:p text:style-name="P16"><text:s text:c="4"/>__asm("NOP"); __asm("NOP"); __asm("NOP"); __asm("NOP"); __asm("NOP");</text:p>
            <text:p text:style-name="P16"><text:s text:c="4"/>__asm("NOP"); __asm("NOP"); __asm("NOP"); __asm("NOP"); __asm("NOP");</text:p>
            <text:p text:style-name="P16"><text:s text:c="4"/>__asm("NOP"); __asm("NOP"); __asm("NOP"); __asm("NOP"); __asm("NOP");</text:p>
            <text:p text:style-name="P16"><text:s text:c="4"/>__asm("NOP"); __asm("NOP"); __asm("NOP"); __asm("NOP"); <text:s text:c="3"/>//19 nopes</text:p>
            <text:p text:style-name="P16"><text:s text:c="4"/>GPIOHB&gt;BSRRL = 0x8000;</text:p>
            <text:p text:style-name="P16"><text:s text:c="4"/>__asm("NOP"); __asm("NOP"); __asm("NOP"); __asm("NOP"); __asm("NOP");</text:p>
            <text:p text:style-name="P16"><text:s text:c="4"/>__asm("NOP"); __asm("NOP"); __asm("NOP"); __asm("NOP"); __asm("NOP");</text:p>
            <text:p text:style-name="P16"><text:s text:c="4"/>__asm("NOP"); __asm("NOP"); __asm("NOP"); __asm("NOP"); __asm("NOP");</text:p>
            <text:p text:style-name="P16"><text:s text:c="4"/>__asm("NOP"); __asm("NOP"); __asm("NOP"); </text:p>
            <text:p text:style-name="P16"><text:s text:c="4"/>GPIOHB&gt;BSRRH = 0x8000;</text:p>
            <text:p text:style-name="P16"><text:s text:c="4"/>//+1 -&gt; while(1)</text:p>
            <text:p text:style-name="P16"><text:s text:c="2"/>}</text:p>
            <text:p text:style-name="P16">}</text:p>
          </table:table-cell>
        </table:table-row>
        <table:table-row>
          <table:table-cell table:style-name="Tabela1.A2" office:value-type="string">
            <text:p text:style-name="P20">This code generates a 2.48MHz output signal on PB15 port, with 100MHz clock setting. It is using 40 cycles.</text:p>
          </table:table-cell>
        </table:table-row>
      </table:table>
      <text:p text:style-name="P16"/>
      <table:table table:name="Tabela2" table:style-name="Tabela2">
        <table:table-column table:style-name="Tabela2.A"/>
        <table:table-row>
          <table:table-cell table:style-name="Tabela2.A1" office:value-type="string">
            <text:p text:style-name="P21">//this function takes 2 clock cycles</text:p>
            <text:p text:style-name="P22">uint16_t AD9245_getValue(){</text:p>
            <text:p text:style-name="P22"><text:s text:c="2"/>uint16_t ret = (GPIOC-&gt;IDR &amp; 0x7FFF);</text:p>
            <text:p text:style-name="P22"><text:s text:c="2"/>return ret;</text:p>
            <text:p text:style-name="P22">}</text:p>
          </table:table-cell>
        </table:table-row>
        <table:table-row>
          <table:table-cell table:style-name="Tabela2.A2" office:value-type="string">
            <text:p text:style-name="P21">//this function takes 13 clock cylces</text:p>
            <text:p text:style-name="P22">void AD9117_output(int value){</text:p>
            <text:p text:style-name="P22"><text:s text:c="2"/>GPIOB-&gt;BSRRL = AD9117_DCLKIO_PIN; <text:s text:c="4"/>//this takes 1 cycle</text:p>
            <text:p text:style-name="P22"><text:s text:c="2"/>GPIOA-&gt;BSRRL = value; <text:s text:c="27"/>//this takes 1 cycle</text:p>
            <text:p text:style-name="P22"><text:s text:c="2"/>GPIOA-&gt;BSRRH = ~value; <text:s text:c="24"/>//this takes 2 cycles</text:p>
            <text:p text:style-name="P22"><text:s text:c="2"/>GPIOB-&gt;BSRRH = AD9117_DCLKIO_PIN;</text:p>
            <text:p text:style-name="P22">}</text:p>
            <text:p text:style-name="P22"/>
            <text:p text:style-name="P22">//if this function is empty it will still take 5 cycles to execute it</text:p>
            <text:p text:style-name="P22">//placing this function in the while(1) look reduces the execution time by 5 cycles.</text:p>
          </table:table-cell>
        </table:table-row>
        <table:table-row>
          <table:table-cell table:style-name="Tabela2.A2" office:value-type="string">
            <text:p text:style-name="P21">//this code in while(1) loop takes 8 cycles</text:p>
            <text:p text:style-name="P23"><text:s text:c="4"/>uint16_t value = AD9245_getValue();</text:p>
            <text:p text:style-name="P23"><text:s text:c="4"/>//AD9117_output();</text:p>
            <text:p text:style-name="P23"><text:s text:c="4"/>#define AD9117_DCLKIO_PIN GPIO_PIN_9</text:p>
            <text:p text:style-name="P23"><text:s text:c="4"/>GPIOB-&gt;BSRRL = AD9117_DCLKIO_PIN;</text:p>
            <text:p text:style-name="P23"><text:s text:c="4"/>GPIOA-&gt;BSRRL = value;</text:p>
            <text:p text:style-name="P23"><text:s text:c="4"/>GPIOA-&gt;BSRRH = ~value;</text:p>
            <text:p text:style-name="P23"><text:s text:c="4"/>GPIOB-&gt;BSRRH = AD9117_DCLKIO_PIN;</text:p>
          </table:table-cell>
        </table:table-row>
        <table:table-row>
          <table:table-cell table:style-name="Tabela2.A2" office:value-type="string">
            <text:p text:style-name="P21">//this code takes 13 cycles</text:p>
            <text:p text:style-name="P23"><text:s text:c="4"/>uint16_t value = AD9245_getValue();</text:p>
            <text:p text:style-name="P21"><text:s text:c="4"/><text:span text:style-name="T2">data[i_data++]=value;</text:span></text:p>
            <text:p text:style-name="P21"><text:span text:style-name="T2"><text:s text:c="4"/>if(i_data&gt;=DATA_BUFF_SIZE) i_data=0;</text:span></text:p>
            <text:p text:style-name="P23"><text:s text:c="4"/>#define AD9117_DCLKIO_PIN GPIO_PIN_9</text:p>
            <text:p text:style-name="P23"><text:s text:c="4"/>GPIOB-&gt;BSRRL = AD9117_DCLKIO_PIN;</text:p>
            <text:p text:style-name="P23"><text:s text:c="4"/>GPIOA-&gt;BSRRL = value;</text:p>
            <text:p text:style-name="P23"><text:s text:c="4"/>GPIOA-&gt;BSRRH = ~value;</text:p>
            <text:p text:style-name="P23"><text:s text:c="4"/>GPIOB-&gt;BSRRH = AD9117_DCLKIO_PIN;</text:p>
            <text:p text:style-name="P23"/>
            <text:p text:style-name="P23">//there is no change in cycles if <text:span text:style-name="T2">&gt;=</text:span> is replaced by <text:span text:style-name="T2">==,</text:span><text:span text:style-name="T3"> or by moving i_data++ to new line.</text:span></text:p>
            <text:p text:style-name="P23"><text:span text:style-name="T3">Changing 2</text:span><text:span text:style-name="T4">nd</text:span><text:span text:style-name="T3"> line to data[i_data]=value&amp;0x7FFF; will remove 1 cycle.</text:span></text:p>
          </table:table-cell>
        </table:table-row>
        <text:soft-page-break/>
        <table:table-row>
          <table:table-cell table:style-name="Tabela2.A2" office:value-type="string">
            <text:p text:style-name="P21">//this code takes 27 cycles for filter_selected_order=3;</text:p>
            <text:p text:style-name="P21">// <text:s text:c="25"/>32 cycles for filter_selected_order=5;</text:p>
            <text:p text:style-name="P21">//all values in this code are integers. After setting the filter_coeff as float this </text:p>
            <text:p text:style-name="P21">// <text:s text:c="4"/>codes uses 72 cycles for filter_selected_order=5 (585 cycles for double)</text:p>
            <text:p text:style-name="P23"><text:s text:c="4"/>uint16_t value = AD9245_getValue();</text:p>
            <text:p text:style-name="P23"><text:s text:c="4"/>data_input[i_data_input]=value&amp;0x7FFF;</text:p>
            <text:p text:style-name="P23"><text:s text:c="4"/><text:span text:style-name="T1">if(i_data_input&gt;=DATA_BUFF_SIZE) i_data_input=0;</text:span></text:p>
            <text:p text:style-name="P21"><text:s text:c="4"/>uint32_t output=0;</text:p>
            <text:p text:style-name="P21"><text:s text:c="4"/>for (uint16_t i=0;i&lt;filter_selected_order;++i){</text:p>
            <text:p text:style-name="P21"><text:s text:c="6"/>output+=data_input[i]*filter_coeff[i]; //this is not the correct algorithm</text:p>
            <text:p text:style-name="P21"><text:s text:c="4"/>}</text:p>
            <text:p text:style-name="P23"><text:s text:c="4"/>#define AD9117_DCLKIO_PIN GPIO_PIN_9</text:p>
            <text:p text:style-name="P23"><text:s text:c="4"/>GPIOB-&gt;BSRRL = AD9117_DCLKIO_PIN;</text:p>
            <text:p text:style-name="P23"><text:s text:c="4"/>GPIOA-&gt;BSRRL = output&amp;0x7FFF;</text:p>
            <text:p text:style-name="P23"><text:s text:c="4"/>GPIOA-&gt;BSRRH = ~(output&amp;0x7FFF);</text:p>
            <text:p text:style-name="P23"><text:s text:c="4"/>GPIOB-&gt;BSRRH = AD9117_DCLKIO_PIN;</text:p>
          </table:table-cell>
        </table:table-row>
        <table:table-row>
          <table:table-cell table:style-name="Tabela2.A2" office:value-type="string">
            <text:p text:style-name="P21">//This code uses a float buffer for the ouptut and reduces the required number of </text:p>
            <text:p text:style-name="P21">// <text:s text:c="7"/>cycles to 51</text:p>
            <text:p text:style-name="P21">//this code without VFPv4 (DSP floating point operations) settings uses 400 cycles</text:p>
            <text:p text:style-name="P23"><text:s text:c="4"/>uint16_t value = AD9245_getValue();</text:p>
            <text:p text:style-name="P23"><text:s text:c="4"/>data_input[i_data_input]=value&amp;0x7FFF;</text:p>
            <text:p text:style-name="P23"><text:s text:c="4"/><text:span text:style-name="T1">if(i_data_input&gt;=DATA_BUFF_SIZE) i_data_input=0;</text:span></text:p>
            <text:p text:style-name="P21"><text:s text:c="4"/>float fOutput=0;</text:p>
            <text:p text:style-name="P21"><text:s text:c="4"/>for (uint16_t i=0;i&lt;filter_selected_order;++i){</text:p>
            <text:p text:style-name="P21"><text:s text:c="6"/>fOutput+=data_input[i]*filter_coeff[i]; //this is not the correct algorithm</text:p>
            <text:p text:style-name="P21"><text:s text:c="4"/>}</text:p>
            <text:p text:style-name="P21"><text:s text:c="4"/>uint16_t uiOutput=(uint16_t)fOutput;</text:p>
            <text:p text:style-name="P23"><text:s text:c="4"/>#define AD9117_DCLKIO_PIN GPIO_PIN_9</text:p>
            <text:p text:style-name="P23"><text:s text:c="4"/>GPIOB-&gt;BSRRL = AD9117_DCLKIO_PIN;</text:p>
            <text:p text:style-name="P23"><text:s text:c="4"/>GPIOA-&gt;BSRRL = uiOutput&amp;0x7FFF;</text:p>
            <text:p text:style-name="P23"><text:s text:c="4"/>GPIOA-&gt;BSRRH = ~(uiOutput&amp;0x7FFF);</text:p>
            <text:p text:style-name="P23"><text:s text:c="4"/>GPIOB-&gt;BSRRH = AD9117_DCLKIO_PIN;</text:p>
          </table:table-cell>
        </table:table-row>
        <table:table-row>
          <table:table-cell table:style-name="Tabela2.A2" office:value-type="string">
            <text:p text:style-name="P21">//This code takes 85 cycles</text:p>
            <text:p text:style-name="P23"><text:s text:c="5"/>uint16_t value = AD9245_getValue();</text:p>
            <text:p text:style-name="P23"><text:s text:c="4"/>uint16_t i_d=i_data_input;</text:p>
            <text:p text:style-name="P23"><text:s text:c="4"/>data_input[i_data_input++]=value&amp;0x7FFF;</text:p>
            <text:p text:style-name="P23"><text:s text:c="4"/>if(i_data_input&gt;=DATA_BUFF_SIZE) i_data_input=0;</text:p>
            <text:p text:style-name="P23"><text:s text:c="4"/>float fOutput=0;</text:p>
            <text:p text:style-name="P23"><text:s text:c="4"/>uint16_t i_f=0;</text:p>
            <text:p text:style-name="P23"><text:s text:c="4"/>for (;i_f&lt;filter_selected_order;++i_f,--i_d){</text:p>
            <text:p text:style-name="P23"><text:s text:c="6"/>fOutput+=filter_coeff[i_f]*data_input[i_d];</text:p>
            <text:p text:style-name="P23"><text:s text:c="6"/>if(i_d==0) i_d=DATA_BUFF_SIZE;</text:p>
            <text:p text:style-name="P23"><text:s text:c="4"/>}</text:p>
            <text:p text:style-name="P23"><text:s text:c="4"/>uint16_t uiOutput=(uint16_t)fOutput;</text:p>
            <text:p text:style-name="P23"><text:s text:c="4"/>#define AD9117_DCLKIO_PIN GPIO_PIN_9</text:p>
            <text:p text:style-name="P23"><text:s text:c="4"/>GPIOB-&gt;BSRRL = AD9117_DCLKIO_PIN;</text:p>
            <text:p text:style-name="P23"><text:s text:c="4"/>GPIOA-&gt;BSRRL = uiOutput&amp;0x7FFF;</text:p>
            <text:p text:style-name="P23"><text:s text:c="4"/>GPIOA-&gt;BSRRH = ~(uiOutput&amp;0x7FFF);</text:p>
            <text:p text:style-name="P23"><text:s text:c="4"/>GPIOB-&gt;BSRRH = AD9117_DCLKIO_PIN;</text:p>
          </table:table-cell>
        </table:table-row>
        <table:table-row>
          <table:table-cell table:style-name="Tabela2.A2" office:value-type="string">
            <text:p text:style-name="P21">//This code requires 81 cycles</text:p>
            <text:p text:style-name="P23"><text:s text:c="4"/>uint16_t value = AD9245_getValue();</text:p>
            <text:p text:style-name="P23"><text:s text:c="4"/>uint16_t i_d=i_data_input;</text:p>
            <text:p text:style-name="P23"><text:s text:c="4"/>data_input[i_data_input++]=value&amp;0x7FFF;</text:p>
            <text:p text:style-name="P23"><text:s text:c="4"/>if(i_data_input&gt;=DATA_BUFF_SIZE) i_data_input=0;</text:p>
            <text:p text:style-name="P23"><text:s text:c="4"/>float fOutput=0;</text:p>
            <text:p text:style-name="P23"><text:s text:c="4"/>uint16_t i_f=0;</text:p>
            <text:p text:style-name="P23"><text:s text:c="4"/>for (;i_f&lt;filter_selected_order;++i_f,--i_d){</text:p>
            <text:p text:style-name="P23"><text:s text:c="9"/>fOutput+=filter_coeff[i_f]*data_input[i_d];</text:p>
            <text:p text:style-name="P23"><text:soft-page-break/><text:s text:c="9"/>if(i_d==0) i_d=DATA_BUFF_SIZE;</text:p>
            <text:p text:style-name="P23"><text:s text:c="4"/>}</text:p>
            <text:p text:style-name="P23"><text:s text:c="4"/>uint16_t uiOutput=(uint16_t)fOutput;</text:p>
            <text:p text:style-name="P23"><text:s text:c="4"/>#define AD9117_DCLKIO_PIN GPIO_PIN_9</text:p>
            <text:p text:style-name="P23"><text:s text:c="4"/>GPIOB-&gt;BSRRL = AD9117_DCLKIO_PIN;</text:p>
            <text:p text:style-name="P23"><text:s text:c="4"/>GPIOA-&gt;BSRRL = uiOutput;</text:p>
            <text:p text:style-name="P23"><text:s text:c="4"/>GPIOA-&gt;BSRRH = ~(uiOutput);</text:p>
            <text:p text:style-name="P23"><text:s text:c="4"/>GPIOB-&gt;BSRRH = AD9117_DCLKIO_PIN;</text:p>
          </table:table-cell>
        </table:table-row>
        <table:table-row>
          <table:table-cell table:style-name="Tabela2.A2" office:value-type="string">
            <text:p text:style-name="P21">//changing the data_input type to float results in 73 cycles</text:p>
            <text:p text:style-name="P23"><text:s text:c="4"/>uint16_t value = AD9245_getValue();</text:p>
            <text:p text:style-name="P23"><text:s text:c="4"/>uint16_t i_d=i_data_input;</text:p>
            <text:p text:style-name="P23"><text:s text:c="4"/><text:span text:style-name="T1">data_input[i_data_input++]=(float)(value&amp;0x7FFF);</text:span></text:p>
            <text:p text:style-name="P23"><text:s text:c="4"/>if(i_data_input&gt;=DATA_BUFF_SIZE) i_data_input=0;</text:p>
            <text:p text:style-name="P23"><text:s text:c="4"/>float fOutput=0;</text:p>
            <text:p text:style-name="P23"><text:s text:c="4"/>uint16_t i_f=0;</text:p>
            <text:p text:style-name="P23"><text:s text:c="4"/>for (;i_f&lt;filter_selected_order;++i_f,--i_d){</text:p>
            <text:p text:style-name="P23"><text:s text:c="6"/>fOutput+=filter_coeff[i_f]*data_input[i_d];</text:p>
            <text:p text:style-name="P23"><text:s text:c="6"/>if(i_d==0) i_d=DATA_BUFF_SIZE;</text:p>
            <text:p text:style-name="P23"><text:s text:c="4"/>}</text:p>
            <text:p text:style-name="P23"><text:s text:c="4"/>uint16_t uiOutput=(uint16_t)fOutput;</text:p>
            <text:p text:style-name="P23"><text:s text:c="4"/>#define AD9117_DCLKIO_PIN GPIO_PIN_9</text:p>
            <text:p text:style-name="P23"><text:s text:c="4"/>GPIOB-&gt;BSRRL = AD9117_DCLKIO_PIN;</text:p>
            <text:p text:style-name="P23"><text:s text:c="4"/>GPIOA-&gt;BSRRL = uiOutput;</text:p>
            <text:p text:style-name="P23"><text:s text:c="4"/>GPIOA-&gt;BSRRH = ~(uiOutput);</text:p>
            <text:p text:style-name="P23"><text:s text:c="4"/>GPIOB-&gt;BSRRH = AD9117_DCLKIO_PIN;</text:p>
          </table:table-cell>
        </table:table-row>
      </table:table>
      <text:p text:style-name="P17"/>
      <text:p text:style-name="P8">[7 12 2014] The SiM3U167 microcontoller board will be replaced with ST Nucleo FT411RE board because the controller included in this module can be clocked up to 100MHz, and its an ARM-M4F with includes some DSP capability. DSP instruction will make the calculation faster so its posible to achieve higher cut-off frequency filter. The SiM3U167 can be clock up to 80MHz and doesnt include the DSP functions because its ARM-M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7H44M47S</meta:editing-duration>
    <meta:editing-cycles>121</meta:editing-cycles>
    <meta:generator>OpenOffice.org/3.4.1$Win32 OpenOffice.org_project/341m1$Build-9593</meta:generator>
    <dc:date>2015-01-11T14:29:44.76</dc:date>
    <meta:document-statistic meta:table-count="2" meta:image-count="10" meta:object-count="0" meta:page-count="10" meta:paragraph-count="199" meta:word-count="1344" meta:character-count="9862"/>
    <meta:user-defined meta:name="Info 1"/>
    <meta:user-defined meta:name="Info 2"/>
    <meta:user-defined meta:name="Info 3"/>
    <meta:user-defined meta:name="Info 4"/>
  </office:meta>
</office:document-meta>
</file>